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3a8" officeooo:paragraph-rsid="000293a8"/>
    </style:style>
    <style:style style:name="P2" style:family="paragraph" style:parent-style-name="Standard">
      <style:text-properties officeooo:rsid="000293a8" officeooo:paragraph-rsid="0006b038"/>
    </style:style>
    <style:style style:name="P3" style:family="paragraph" style:parent-style-name="Standard">
      <style:text-properties fo:font-weight="bold" officeooo:rsid="000293a8" officeooo:paragraph-rsid="000293a8" style:font-weight-asian="bold" style:font-weight-complex="bold"/>
    </style:style>
    <style:style style:name="P4" style:family="paragraph" style:parent-style-name="Standard">
      <style:text-properties officeooo:rsid="00040580" officeooo:paragraph-rsid="00040580"/>
    </style:style>
    <style:style style:name="P5" style:family="paragraph" style:parent-style-name="Standard">
      <style:text-properties officeooo:rsid="0006b038" officeooo:paragraph-rsid="0006b038"/>
    </style:style>
    <style:style style:name="P6" style:family="paragraph" style:parent-style-name="Standard">
      <style:text-properties officeooo:rsid="000825c9" officeooo:paragraph-rsid="000825c9"/>
    </style:style>
    <style:style style:name="P7" style:family="paragraph" style:parent-style-name="Standard">
      <style:text-properties officeooo:rsid="0004ba57" officeooo:paragraph-rsid="0004ba57"/>
    </style:style>
    <style:style style:name="P8" style:family="paragraph" style:parent-style-name="Standard">
      <style:text-properties officeooo:rsid="0009b973" officeooo:paragraph-rsid="0009b973"/>
    </style:style>
    <style:style style:name="P9" style:family="paragraph" style:parent-style-name="Text_20_body">
      <style:text-properties officeooo:rsid="0009b973" officeooo:paragraph-rsid="0009b973"/>
    </style:style>
    <style:style style:name="P10" style:family="paragraph" style:parent-style-name="Standard" style:list-style-name="L1">
      <style:text-properties officeooo:rsid="0008eb2b" officeooo:paragraph-rsid="0008eb2b"/>
    </style:style>
    <style:style style:name="P11" style:family="paragraph" style:parent-style-name="Standard">
      <style:text-properties officeooo:rsid="000293a8" officeooo:paragraph-rsid="000293a8"/>
    </style:style>
    <style:style style:name="P12" style:family="paragraph" style:parent-style-name="Standard">
      <style:text-properties officeooo:rsid="000de7c8" officeooo:paragraph-rsid="000de7c8"/>
    </style:style>
    <style:style style:name="P13" style:family="paragraph" style:parent-style-name="Text_20_body">
      <style:text-properties officeooo:rsid="000de7c8" officeooo:paragraph-rsid="000de7c8"/>
    </style:style>
    <style:style style:name="T1" style:family="text">
      <style:text-properties officeooo:rsid="00040580"/>
    </style:style>
    <style:style style:name="T2" style:family="text">
      <style:text-properties officeooo:rsid="0004ba57"/>
    </style:style>
    <style:style style:name="T3" style:family="text">
      <style:text-properties officeooo:rsid="0006b038"/>
    </style:style>
    <style:style style:name="T4" style:family="text">
      <style:text-properties officeooo:rsid="0006d9a1"/>
    </style:style>
    <style:style style:name="T5" style:family="text">
      <style:text-properties officeooo:rsid="000825c9"/>
    </style:style>
    <style:style style:name="T6" style:family="text">
      <style:text-properties officeooo:rsid="0008eb2b"/>
    </style:style>
    <style:style style:name="T7" style:family="text">
      <style:text-properties officeooo:rsid="0009b973"/>
    </style:style>
    <style:style style:name="T8" style:family="text">
      <style:text-properties officeooo:rsid="000b7f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AC Tagger</text:p>
      <text:p text:style-name="P1">Author: Eggert Ehmke</text:p>
      <text:p text:style-name="P1"><text:a xlink:type="simple" xlink:href="mailto:eggert@eehmke.de">eggert@eehmke.de</text:a></text:p>
      <text:p text:style-name="P1"/>
      <text:p text:style-name="P1">Program: flactag.py <text:span text:style-name="T2">version 0.1.3</text:span></text:p>
      <text:p text:style-name="P12">Source is available at: https://github.com/eehmke/flactag/</text:p>
      <text:p text:style-name="P1"/>
      <text:p text:style-name="P1">This program is <text:span text:style-name="T6">in alpha state</text:span> and may destroy your FLAC files. </text:p>
      <text:p text:style-name="P3">Use at your own risk!</text:p>
      <text:p text:style-name="P1">Be sure to have backup copies of your files. Only work on the copy. </text:p>
      <text:p text:style-name="P1">You have been warned. If you loose any files or damage <text:span text:style-name="T4">your</text:span> Pono, the author will not be responsible for the loss.</text:p>
      <text:p text:style-name="P1"/>
      <text:p text:style-name="P1">This being said, the program seems to do it's job and has caused no harm on my system. Please test it and report your experiences to me. Error reports or feature suggestions are welcome.</text:p>
      <text:h text:style-name="Heading_20_2" text:outline-level="2">General operation</text:h>
      <text:p text:style-name="P1">Flactag can be used to check, modify, <text:span text:style-name="T6">add</text:span> <text:span text:style-name="T1">or delete</text:span> the tags in a FLAC file. It has been written with the Pono specific enhancements in mind, but is not restricted to them. In this sense it is aimed to grow into a full featured tag editor. <text:span text:style-name="T2">However, it does not check the validity of entered tags. It allows to delete or modify of valid existing tags that may be important. It allows to add tags that may have no meaning.</text:span></text:p>
      <text:p text:style-name="P1"/>
      <text:p text:style-name="P1">The Pono specific tags are <text:span text:style-name="T6">'</text:span>phc<text:span text:style-name="T6">'</text:span> and <text:span text:style-name="T6">'</text:span>release_guid<text:span text:style-name="T6">'</text:span>. It is not checked if the file is actually a high resolution file. If you apply these tags to FLAC files that you ripped from CD, it will <text:span text:style-name="T3">nevertheless</text:span> switch the blue light on. <text:span text:style-name="T1">If you don't want to light the blue led, flactag can be used to delete these tags.</text:span></text:p>
      <text:p text:style-name="P1"/>
      <text:p text:style-name="P7">A color icon will appear to indicate the hires state. <text:span text:style-name="T6">The color code is evaluated as follows:</text:span></text:p>
      <text:list xml:id="list3678722280510015276" text:style-name="L1">
        <text:list-item>
          <text:p text:style-name="P10">16/44, phc not set:<text:tab/>yellow</text:p>
        </text:list-item>
        <text:list-item>
          <text:p text:style-name="P10">16/44, phc set: <text:tab/>red<text:tab/>this is a warning as it makes no sense</text:p>
        </text:list-item>
        <text:list-item>
          <text:p text:style-name="P10">&gt;16/44, phc not set<text:tab/>green</text:p>
        </text:list-item>
        <text:list-item>
          <text:p text:style-name="P10">&gt;16/44, phc set<text:tab/>blue<text:tab/>as the blue LED on the Pono :-)</text:p>
        </text:list-item>
      </text:list>
      <text:p text:style-name="P1"/>
      <text:p text:style-name="P2">To add these tags to a FLAC file, <text:span text:style-name="T7">select the file and </text:span>press the Button „Add Hires Tag<text:span text:style-name="T2">s</text:span>“. If there is no release_guid tag, it will be created <text:span text:style-name="T2">as a random string</text:span>. If there is already one release_guid tag, it will be used. If the calculation of the key results is a valid Pono signature, a warning will be displayed. If all checks are done, the phc tag will be calculated and added to the list of tags.</text:p>
      <text:p text:style-name="P2"/>
      <text:p text:style-name="P2">The actual file will not be written until the user selects „Save File“ from the File menu. If the file has been modified and a new file is opened, or if the program is about to close, a warning will be displayed.</text:p>
      <text:p text:style-name="P1"/>
      <text:p text:style-name="P5">To add or remove hires tags to a complete directory tree, select that directory and select the context menu by pressing the right mouse button. Select „Set Pono tags in this directory“ or „Reset Pono tags in this directory“. The action will be applied for all files in that directory and its subdirectory. <text:span text:style-name="T5">Only files that have a sample rate above 44100 Hz are </text:span><text:soft-page-break/><text:span text:style-name="T5">modified.</text:span></text:p>
      <text:h text:style-name="Heading_20_2" text:outline-level="2">Batch mode</text:h>
      <text:p text:style-name="P8">The program has some command line options that can be used to speed up the operation without using the graphical user interface (GUI). Users familiar with the command line interface (CLI) of their operating system may want to use this.</text:p>
      <text:p text:style-name="P8"/>
      <text:p text:style-name="P8">To start the program, run command </text:p>
      <text:p text:style-name="Text">flactag.py</text:p>
      <text:p text:style-name="Text_20_body">The comm<text:span text:style-name="T7">and accepts these options:</text:span></text:p>
      <text:p text:style-name="P9">flactag.py -h<text:tab/><text:tab/><text:tab/>show a short help text</text:p>
      <text:p text:style-name="P9">flactag.py -b -d &lt;dir&gt;<text:tab/>run in batch mode and show the content of directory &lt;dir&gt;</text:p>
      <text:p text:style-name="P9">flactag.py -b -s -d &lt;dir&gt;<text:tab/>run in batch mode and set the phc to all hires files in that direcory, including subdirectories. The number of modified files will be displayed</text:p>
      <text:p text:style-name="P9">flactag.py -b -r -d &lt;dir&gt;<text:tab/>run in batch mode and reset the phc to all files in that direcory, including subdirectories. The number of modified files will be displayed</text:p>
      <text:p text:style-name="P9">All commands can be <text:span text:style-name="T8">run with the -v (--verbose) option. In this case detailed debug messages will be displayed that can be used for analysis of problems.</text:span></text:p>
      <text:h text:style-name="Heading_20_2" text:outline-level="2">Licensing</text:h>
      <text:p text:style-name="P13">This program is free software, everyone can copy and modifiy it for his/her purpose. If you create a branch of the github project, send me a pull request. If you find this program usefull, you are free to send me some donation so I can buy me a beer or two. Cheers!</text:p>
      <text:p text:style-name="P13">PayPal account: eggert.ehmke@berlin.de</text:p>
      <text:p text:style-name="P4">Have fun and enjoy the blue light</text:p>
      <text:p text:style-name="P4">Egge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19:35.542251495</meta:creation-date>
    <dc:date>2015-01-24T00:54:38.524094557</dc:date>
    <meta:editing-duration>PT27M46S</meta:editing-duration>
    <meta:editing-cycles>10</meta:editing-cycles>
    <meta:generator>LibreOffice/4.2.7.2$Linux_X86_64 LibreOffice_project/420m0$Build-2</meta:generator>
    <meta:document-statistic meta:table-count="0" meta:image-count="0" meta:object-count="0" meta:page-count="2" meta:paragraph-count="36" meta:word-count="712" meta:character-count="3857" meta:non-whitespace-character-count="3180"/>
  </office:meta>
</office:document-meta>
</file>